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7cm" fo:min-width="4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147cm" fo:min-width="4.581cm"/>
      <style:paragraph-properties style:writing-mode="lr-tb"/>
    </style:style>
    <style:style style:name="gr3" style:family="graphic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02cm" fo:min-width="14.691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4" style:family="graphic" style:parent-style-name="objectwithoutfill">
      <style:graphic-properties draw:marker-start="Arrowheads_20_21" draw:marker-start-width="0.3cm" draw:marker-end="Arrowheads_20_22" draw:marker-end-width="0.3cm" draw:fill="none" draw:textarea-vertical-align="middle"/>
    </style:style>
    <style:style style:name="gr5" style:family="graphic" style:parent-style-name="objectwithoutfill">
      <style:graphic-properties draw:marker-start="Arrowheads_20_23" draw:marker-start-width="0.3cm" draw:marker-end="Arrowheads_20_24" draw:marker-end-width="0.3cm" draw:fill="none" draw:textarea-vertical-align="middle"/>
    </style:style>
    <style:style style:name="gr6" style:family="graphic" style:parent-style-name="objectwithoutfill">
      <style:graphic-properties draw:marker-start="Arrowheads_20_25" draw:marker-start-width="0.3cm" draw:marker-end="Arrowheads_20_2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3cm" svg:height="5.397cm" svg:x="3.539cm" svg:y="5.445cm">
          <text:p text:style-name="P1"><text:span text:style-name="T1">Cliente</text:span></text:p>
          <text:p text:style-name="P1"><text:span text:style-name="T2"/></text:p>
          <text:p text:style-name="P1"><text:span text:style-name="T2">PK Id_cliente</text:span></text:p>
          <text:p text:style-name="P1"><text:span text:style-name="T2">Nome,</text:span></text:p>
          <text:p text:style-name="P1"><text:span text:style-name="T2">Telefone,</text:span></text:p>
          <text:p text:style-name="P1"><text:span text:style-name="T2">observ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63cm" svg:height="5.397cm" svg:x="10.524cm" svg:y="5.762cm">
          <text:p text:style-name="P1"><text:span text:style-name="T1">Produto</text:span></text:p>
          <text:p text:style-name="P1"><text:span text:style-name="T2"/></text:p>
          <text:p text:style-name="P1"><text:span text:style-name="T2">PK </text:span><text:span text:style-name="T2">id_produ</text:span><text:span text:style-name="T2">to</text:span></text:p>
          <text:p text:style-name="P1"><text:span text:style-name="T2">descriçã</text:span><text:span text:style-name="T2">o,</text:span></text:p>
          <text:p text:style-name="P1"><text:span text:style-name="T2">marca,</text:span></text:p>
          <text:p text:style-name="P1"><text:span text:style-name="T2">preç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63cm" svg:height="5.397cm" svg:x="11.794cm" svg:y="14.97cm">
          <text:p text:style-name="P1"><text:span text:style-name="T1">Itens do </text:span><text:span text:style-name="T1">orcame</text:span><text:span text:style-name="T1">nto</text:span></text:p>
          <text:p text:style-name="P1"><text:span text:style-name="T2"/></text:p>
          <text:p text:style-name="P1"><text:span text:style-name="T2">PK </text:span><text:span text:style-name="T2">id_itens</text:span></text:p>
          <text:p text:style-name="P1"><text:span text:style-name="T2">FK </text:span><text:span text:style-name="T2">id_produ</text:span><text:span text:style-name="T2">to</text:span></text:p>
          <text:p text:style-name="P1"><text:span text:style-name="T2">Fk </text:span><text:span text:style-name="T2">id_orca</text:span><text:span text:style-name="T2">mento</text:span></text:p>
          <text:p text:style-name="P1"><text:span text:style-name="T2">quantida</text:span><text:span text:style-name="T2">de,</text:span></text:p>
          <text:p text:style-name="P1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1cm" svg:height="5.397cm" svg:x="3.222cm" svg:y="15.605cm">
          <text:p text:style-name="P1"><text:span text:style-name="T1">Orçame</text:span><text:span text:style-name="T1">nto</text:span></text:p>
          <text:p text:style-name="P1"><text:span text:style-name="T2"/></text:p>
          <text:p text:style-name="P1"><text:span text:style-name="T2">PK </text:span><text:span text:style-name="T2">id_orça</text:span><text:span text:style-name="T2">mento</text:span></text:p>
          <text:p text:style-name="P1"><text:span text:style-name="T2">FK </text:span><text:span text:style-name="T2">id_client</text:span><text:span text:style-name="T2">e,</text:span></text:p>
          <text:p text:style-name="P2"><text:span text:style-name="T2">data_em</text:span><text:span text:style-name="T2">issão,</text:span></text:p>
          <text:p text:style-name="P1"><text:span text:style-name="T2">total</text:span></text:p>
          <draw:enhanced-geometry svg:viewBox="0 0 21600 21600" draw:type="rectangle" draw:enhanced-path="M 0 0 L 21600 0 21600 21600 0 21600 0 0 Z N"/>
        </draw:custom-shape>
        <draw:custom-shape draw:name="Shadow-blue 1" draw:style-name="gr3" draw:text-style-name="P4" draw:layer="layout" svg:width="15.24cm" svg:height="2.511cm" svg:x="3.222cm" svg:y="2.905cm">
          <text:p text:style-name="P3"><text:span text:style-name="T3">Relacionamento das tabelas</text:span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1198.589242977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onnector draw:style-name="gr4" draw:text-style-name="P5" draw:layer="layout" svg:x1="5.92cm" svg:y1="10.842cm" svg:x2="5.762cm" svg:y2="15.605cm" draw:start-shape="id1" draw:end-shape="id2" svg:d="M5920 10842v2381h-158v2382" svg:viewBox="0 0 159 4764">
          <text:p/>
        </draw:connector>
        <draw:connector draw:style-name="gr5" draw:text-style-name="P5" draw:layer="layout" svg:x1="11.794cm" svg:y1="17.668cm" svg:x2="8.303cm" svg:y2="18.303cm" draw:start-shape="id3" draw:end-shape="id2" svg:d="M11794 17668h-1746v635h-1745" svg:viewBox="0 0 3492 636">
          <text:p/>
        </draw:connector>
        <draw:connector draw:style-name="gr6" draw:text-style-name="P5" draw:layer="layout" svg:x1="14.175cm" svg:y1="14.97cm" svg:x2="12.905cm" svg:y2="11.159cm" draw:start-shape="id3" draw:start-glue-point="0" draw:end-shape="id4" svg:d="M14175 14970v-1906h-1270v-1905" svg:viewBox="0 0 1271 38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5:25:46.252955662</meta:creation-date>
    <dc:date>2022-12-30T02:03:25.337350545</dc:date>
    <meta:editing-duration>PT6H25M13S</meta:editing-duration>
    <meta:editing-cycles>7</meta:editing-cycles>
    <meta:generator>LibreOffice/7.3.7.2$Linux_X86_64 LibreOffice_project/30$Build-2</meta:generator>
    <meta:document-statistic meta:object-count="8"/>
  </office:meta>
</office:document-meta>
</file>